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erBean.setPostalCode( String postal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Bean.getC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Bean.CustomerBean( int customerId , String companyName , String contactName , String contactTitle , String address , String city , String region , String postalCode , String country , String phone , String f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ustomerBean.getCustom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Bean.getReg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Bean.getContact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Bean.getPh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Bean.setPhone( String ph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Bean.setCompanyName( String compan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Bean.getContac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Bean.getCompan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Bean.setContactTitle( String contact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Bean.setCity( String 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Bean.getF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Bean.getCou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Bean.setCustomerId( int custom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Bean.setRegion( String reg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Bean.setFax( String f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Bean.setCountry( String cou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Bean.setAddress( String 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Bean.get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Bean.getPostal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Bean.setContactName( String conta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erBean.Customer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